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uestra todos los artistas:</text:p>
      <text:p text:style-name="P1"><text:s text:c="4"/></text:p>
      <text:p text:style-name="P1"><text:s text:c="4"/><text:span text:style-name="T1">select * from artistas;</text:span></text:p>
      <text:p text:style-name="P1"/>
      <text:p text:style-name="P1"><text:s text:c="4"/>2. Muestra el nombre, dirección y teléfono de todos los clientes:</text:p>
      <text:p text:style-name="P1"><text:s text:c="4"/></text:p>
      <text:p text:style-name="P1"><text:s text:c="4"/><text:span text:style-name="T1">select nombre, direccion, telefono from cliente;</text:span></text:p>
      <text:p text:style-name="P2"/>
      <text:p text:style-name="P1"><text:s text:c="4"/>3. Muestra el dni y nombre del artista “44444444D”:</text:p>
      <text:p text:style-name="P1"><text:s text:c="4"/></text:p>
      <text:p text:style-name="P2"><text:s text:c="4"/>select dni,nombre from artista where dni="44444444D";</text:p>
      <text:p text:style-name="P1"/>
      <text:p text:style-name="P1"><text:s text:c="4"/>4. Muestra <text:s/>las pinturas que cuesten más de 100 euros (campo precio):</text:p>
      <text:p text:style-name="P1"><text:s text:c="4"/></text:p>
      <text:p text:style-name="P2"><text:s text:c="4"/>select * from pintura where precio&gt;100;</text:p>
      <text:p text:style-name="P1"/>
      <text:p text:style-name="P1"><text:s text:c="4"/>5. Muestra el título, código del cliente y precio final de las pinturas que <text:span text:style-name="T2">haya</text:span> comprado el cliente “12345678Q“:</text:p>
      <text:p text:style-name="P1"><text:s text:c="4"/></text:p>
      <text:p text:style-name="P1"><text:s text:c="4"/><text:span text:style-name="T1">select titulo,dni_cliente,preciofinal from pintura where dni_cliente="12345678Q";</text:span></text:p>
      <text:p text:style-name="P1"/>
      <text:p text:style-name="P1"><text:s text:c="4"/>6. Inventa un enuncidado para solucionar con LIKE</text:p>
      <text:p text:style-name="P1"><text:s text:c="4"/></text:p>
      <text:p text:style-name="P1"><text:s text:c="4"/>Selecciona los nombres y direccion de los artistas que comiencen con la</text:p>
      <text:p text:style-name="P1"><text:s text:c="4"/>letra J.</text:p>
      <text:p text:style-name="P1"><text:s text:c="4"/></text:p>
      <text:p text:style-name="P2"><text:s text:c="4"/>select nombre, direccion from artista where nombre like"J%";</text:p>
      <text:p text:style-name="P1"/>
      <text:p text:style-name="P1"><text:s text:c="4"/>7. Inventa un enuncidado para solucionar con BETWEEN</text:p>
      <text:p text:style-name="P1"><text:s text:c="4"/></text:p>
      <text:p text:style-name="P1"><text:s text:c="4"/>Selecciona el titulo y el precio de las pinturas que tengan un</text:p>
      <text:p text:style-name="P1"><text:s text:c="4"/>precio entre 100 y 250</text:p>
      <text:p text:style-name="P1"><text:s text:c="4"/></text:p>
      <text:p text:style-name="P1"><text:s text:c="3"/><text:span text:style-name="T1"><text:s/>select titulo,precio from pintura where precio between 50 and 250;</text:span></text:p>
      <text:p text:style-name="P1"/>
      <text:p text:style-name="P1"><text:s text:c="4"/>8. Inventa un enuncidado para solucionar con IN</text:p>
      <text:p text:style-name="P1"><text:s text:c="4"/></text:p>
      <text:p text:style-name="P1"><text:s text:c="4"/>Selecciona el nombre, direccion y telefono de la tabla cliente, de los nombres de la tabla que sean Maite y Marta.</text:p>
      <text:p text:style-name="P1"><text:s text:c="4"/></text:p>
      <text:p text:style-name="P2"><text:s text:c="4"/>select nombre,direccion,telefono from cliente where nombre in ("Maite","Marta"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2:16:42.338973258</meta:creation-date>
    <dc:date>2024-01-11T12:19:07.370610840</dc:date>
    <meta:editing-duration>PT2M27S</meta:editing-duration>
    <meta:editing-cycles>1</meta:editing-cycles>
    <meta:document-statistic meta:table-count="0" meta:image-count="0" meta:object-count="0" meta:page-count="1" meta:paragraph-count="32" meta:word-count="186" meta:character-count="1327" meta:non-whitespace-character-count="1037"/>
    <meta:generator>LibreOffice/7.3.7.2$Linux_X86_64 LibreOffice_project/30$Build-2</meta:generator>
  </office:meta>
</office:document-meta>
</file>